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25">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urrently exploring hands-on senior engineering and architecture roles focused on building scalable, production systems while maintaining momentum through open-source contributions and bootstrapped venture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1">
        <text:list-item>
          <text:p text:style-name="P1">Served 6.8M page views annually, with 2.2M-member user base</text:p>
        </text:list-item>
        <text:list-item>
          <text:p text:style-name="P1">Built CMS with React, TypeScript, and RESTful C# APIs</text:p>
        </text:list-item>
        <text:list-item>
          <text:p text:style-name="P1">Enabled search via AWS Lambda → OpenSearch pipeline</text:p>
        </text:list-item>
        <text:list-item>
          <text:p text:style-name="P1">Maintained blue-green deployments on AWS Elastic Beanstalk</text:p>
        </text:list-item>
        <text:list-item>
          <text:p text:style-name="P1">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lead-architect--nexxt"/>Lead Architect | Nexxt<text:bookmark-end text:name="lead-architect--nexxt"/></text:h>
      <text:p text:style-name="First_20_paragraph">Oct 2023 - Aug 2025</text:p>
      <text:p text:style-name="Text_20_body">Architected and developed scalable AI-driven solutions and integrations using .NET, C#, Angular, and TypeScript. Specialized in event-driven architecture, OpenAI GPT integration, and AWS cloud services.</text:p>
      <text:list text:style-name="L2">
        <text:list-item>
          <text:p text:style-name="P2">Developed enterprise AI Assistant for email composition, web-page building, and job postings</text:p>
        </text:list-item>
        <text:list-item>
          <text:p text:style-name="P2">Designed event-driven integration framework with robust data-validation mechanisms</text:p>
        </text:list-item>
        <text:list-item>
          <text:p text:style-name="P2">Implemented job-title-normalization algorithms with confidence scoring</text:p>
        </text:list-item>
        <text:list-item>
          <text:p text:style-name="P2">Built advanced admin interfaces and reporting dashboards</text:p>
        </text:list-item>
        <text:list-item>
          <text:p text:style-name="P2">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3">
        <text:list-item>
          <text:p text:style-name="P3">Developed and deployed projects using React, TypeScript, PostgreSQL, DynamoDB, Redis, and AWS</text:p>
        </text:list-item>
        <text:list-item>
          <text:p text:style-name="P3">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4">
        <text:list-item>
          <text:p text:style-name="P4">Scaled the organization from 20+ to 150+ employees and contractors</text:p>
        </text:list-item>
        <text:list-item>
          <text:p text:style-name="P4">Developed technology and product strategy for multiple gaming products</text:p>
        </text:list-item>
        <text:list-item>
          <text:p text:style-name="P4">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5">
        <text:list-item>
          <text:p text:style-name="P5">Troubleshot and stabilized Splinterlands during rapid growth</text:p>
        </text:list-item>
        <text:list-item>
          <text:p text:style-name="P5">Hired and organized developers to expand the engineering team</text:p>
        </text:list-item>
        <text:list-item>
          <text:p text:style-name="P5">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6">
        <text:list-item>
          <text:p text:style-name="P6">Engineered a horizontally scalable email-delivery system for 25M+ emails/day</text:p>
        </text:list-item>
        <text:list-item>
          <text:p text:style-name="P6">Built a grid-computing framework operating on 50+ servers</text:p>
        </text:list-item>
        <text:list-item>
          <text:p text:style-name="P6">Developed an Elasticsearch cluster for 80M+ resumes and job listings</text:p>
        </text:list-item>
        <text:list-item>
          <text:p text:style-name="P6">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7">
        <text:list-item>
          <text:p text:style-name="P7">Led development of a next-generation job-search engine</text:p>
        </text:list-item>
        <text:list-item>
          <text:p text:style-name="P7">Unified Classic ASP and .NET components into consolidated solutions</text:p>
        </text:list-item>
        <text:list-item>
          <text:p text:style-name="P7">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8">
        <text:list-item>
          <text:p text:style-name="P8">Shaped future IT architecture and optimized SDLC processes</text:p>
        </text:list-item>
        <text:list-item>
          <text:p text:style-name="P8">Led public eCommerce and portal sites development</text:p>
        </text:list-item>
        <text:list-item>
          <text:p text:style-name="P8">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9">
        <text:list-item>
          <text:p text:style-name="P9">Completed 5-week Agile sprints with .NET, SharePoint, BizTalk</text:p>
        </text:list-item>
        <text:list-item>
          <text:p text:style-name="P9">Implemented Atlassian suite (Jira, Confluence, FishEye)</text:p>
        </text:list-item>
        <text:list-item>
          <text:p text:style-name="P9">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0">
        <text:list-item>
          <text:p text:style-name="P10">Transitioned from Cincom to Costpoint 6.0</text:p>
        </text:list-item>
        <text:list-item>
          <text:p text:style-name="P10">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1">
        <text:list-item>
          <text:p text:style-name="P11">Founded and led Build Automation Group responsible for build processes, servers, test integration, and automated deployment scripts</text:p>
        </text:list-item>
        <text:list-item>
          <text:p text:style-name="P11">Established Code Generation Group to design and maintain data access layer generation systems</text:p>
        </text:list-item>
        <text:list-item>
          <text:p text:style-name="P11">Initiated and actively contributed to Agile and Release Management working groups to optimize SDLC processes</text:p>
        </text:list-item>
        <text:list-item>
          <text:p text:style-name="P11">Architected and implemented a custom fork of BugTracker.NET supporting Agile Scrum, help desk, release management, and SAS70 compliance</text:p>
        </text:list-item>
        <text:list-item>
          <text:p text:style-name="P11">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2">
        <text:list-item>
          <text:p text:style-name="P12">Co-led critical architecture decisions and strategic technical direction for the entire development department</text:p>
        </text:list-item>
        <text:list-item>
          <text:p text:style-name="P12">Established and participated in a cross-team mentoring initiative ensuring professional growth for all department members</text:p>
        </text:list-item>
        <text:list-item>
          <text:p text:style-name="P12">Guided architectural standards and best practices across multiple development teams</text:p>
        </text:list-item>
        <text:list-item>
          <text:p text:style-name="P12">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3">
        <text:list-item>
          <text:p text:style-name="P13">Led and mentored a team of six (four developers, one QA, one project coordinator) through consistent 30-day release cycles</text:p>
        </text:list-item>
        <text:list-item>
          <text:p text:style-name="P13">Successfully completed a multi-year ASP to ASP.NET migration while simultaneously delivering high-value enhancements</text:p>
        </text:list-item>
        <text:list-item>
          <text:p text:style-name="P13">Served as Agile Scrum Master, coordinating development efforts between Web Team and other departmental teams</text:p>
        </text:list-item>
        <text:list-item>
          <text:p text:style-name="P13">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4">
        <text:list-item>
          <text:p text:style-name="P14">Completed major multi-month projects utilizing VB.NET, C#, Microsoft Office 2003, SQL Server Reporting Services</text:p>
        </text:list-item>
        <text:list-item>
          <text:p text:style-name="P14">Pioneered company’s first automated build scripts, which became the department standard used by 90% of development teams</text:p>
        </text:list-item>
        <text:list-item>
          <text:p text:style-name="P14">Implemented custom data entities and access layers through code generation with Code Smith Templates</text:p>
        </text:list-item>
        <text:list-item>
          <text:p text:style-name="P14">Developed complex financial reporting software across Windows Forms, Web Forms, and Windows Services</text:p>
        </text:list-item>
        <text:list-item>
          <text:p text:style-name="P14">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5">
        <text:list-item>
          <text:p text:style-name="P15">Worked on .NET Web Services and Remoting</text:p>
        </text:list-item>
        <text:list-item>
          <text:p text:style-name="P15">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6">
        <text:list-item>
          <text:p text:style-name="P16">Created XML/XSLT SQL report systems</text:p>
        </text:list-item>
        <text:list-item>
          <text:p text:style-name="P16">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7">
        <text:list-item>
          <text:p text:style-name="P17">Used Reflection in .NET assemblies</text:p>
        </text:list-item>
        <text:list-item>
          <text:p text:style-name="P17">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8">
        <text:list-item>
          <text:p text:style-name="P18">Integrated Office and web apps with Documentum</text:p>
        </text:list-item>
        <text:list-item>
          <text:p text:style-name="P18">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19">
        <text:list-item>
          <text:p text:style-name="P19">Built PostgreSQL-backed websites with PHP and ASP</text:p>
        </text:list-item>
        <text:list-item>
          <text:p text:style-name="P19">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0">
        <text:list-item>
          <text:p text:style-name="P20">Maintained Windows peer-to-peer network</text:p>
        </text:list-item>
        <text:list-item>
          <text:p text:style-name="P20">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1">
        <text:list-item>
          <text:p text:style-name="P21">Performed hardware diagnostics</text:p>
        </text:list-item>
        <text:list-item>
          <text:p text:style-name="P21">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list text:style-name="L22">
        <text:list-item>
          <text:p text:style-name="P22"><text:span text:style-name="T1">MBA Coursework</text:span> in e-Business and Organizational Change: Regent University (Aug 2000 - May 2001)</text:p>
        </text:list-item>
        <text:list-item>
          <text:p text:style-name="P22"><text:span text:style-name="T1">Bachelor of Science</text:span> in Business Administration: Oral Roberts University with a GPA of <text:span text:style-name="T2">3.49</text:span> (Aug 1997 - Dec 2002)</text:p>
        </text:list-item>
      </text:list>
      <text:h text:style-name="Heading_20_2" text:outline-level="2"><text:bookmark-start text:name="certifications"/>Certifications<text:bookmark-end text:name="certifications"/></text:h>
      <text:list text:style-name="L23">
        <text:list-item>
          <text:p text:style-name="P23">Dale Carnegie Course (Jun 2005)</text:p>
        </text:list-item>
        <text:list-item>
          <text:p text:style-name="P23">Microsoft Certified Solutions Developer (MCSD) (Jun 2005)</text:p>
        </text:list-item>
        <text:list-item>
          <text:p text:style-name="P23">Certified PC Troubleshooter, NRI Schools (Apr 2000)</text:p>
        </text:list-item>
        <text:list-item>
          <text:p text:style-name="P23">Certified in eCommerce Concepts, Brainbench.com (Jan 2000)</text:p>
        </text:list-item>
      </text:list>
      <text:h text:style-name="Heading_20_2" text:outline-level="2"><text:bookmark-start text:name="projects"/>Projects<text:bookmark-end text:name="projects"/></text:h>
      <text:list text:style-name="L24">
        <text:list-item>
          <text:p text:style-name="P24"><text:span text:style-name="T1">Educational Scheduling Platform</text:span>: Full-stack educational technology platform for Elementary Schools scheduling and compliance tracking. Bootstrapped passion project built with modern tech stack while exploring new opportunities.<text:line-break/>(May 2025 - Present)</text:p>
        </text:list-item>
        <text:list-item>
          <text:p text:style-name="P24"><text:span text:style-name="T1">claude-iterate</text:span>: TypeScript CLI tool enabling autonomous multi-step task execution with Claude Code through managed workspaces, reusable templates, and intelligent iteration loops. Developed collaboratively with Claude Code. Published to npm with comprehensive testing and verification framework. (<text:a xlink:type="simple" xlink:href="https://www.npmjs.com/package/claude-iterate" office:name=""><text:span text:style-name="Definition">Learn More</text:span></text:a>)<text:line-break/>(Oct 2025 - Present)</text:p>
        </text:list-item>
        <text:list-item>
          <text:p text:style-name="P24"><text:span text:style-name="T1">mdite</text:span>: Graph-based markdown documentation toolkit treating docs as connected systems rather than isolated files. Enables validation, dependency analysis, and orphan detection using depth-first traversal. Developed collaboratively with Claude Code. Published to npm with multi-platform CI/CD. (<text:a xlink:type="simple" xlink:href="https://www.npmjs.com/package/mdite" office:name=""><text:span text:style-name="Definition">Learn More</text:span></text:a>)<text:line-break/>(Oct 2025 - Present)</text:p>
        </text:list-item>
        <text:list-item>
          <text:p text:style-name="P24"><text:span text:style-name="T1">Model Context Protocol Implementation for Backlog.md</text:span>: Comprehensive Model Context Protocol (MCP) integration enabling AI agents (Claude Code, Codex, Gemini CLI) to interact with Backlog.md task management system. Developed collaboratively with Claude Code and project author. Massive feature addition implementing 75+ MCP tools with dynamic resources and full test coverage. (<text:a xlink:type="simple" xlink:href="https://github.com/MrLesk/Backlog.md" office:name=""><text:span text:style-name="Definition">Learn More</text:span></text:a>)<text:line-break/>(Oct 2025)</text:p>
        </text:list-item>
        <text:list-item>
          <text:p text:style-name="P24"><text:span text:style-name="T1">Resume Viewer</text:span>: Designed and developed a prototype web application that showcases professional skills through an interactive resume platform. Built with React, Tailwind CSS, and a Zod-based schema system extending the JSON Resume standard. Features include responsive design, customizable deployment parameters, and dynamic data visualization components. (<text:a xlink:type="simple" xlink:href="https://resume-viewer.richardadleta.com" office:name=""><text:span text:style-name="Definition">Learn More</text:span></text:a>)<text:line-break/>(Apr 2025 - Present)</text:p>
        </text:list-item>
        <text:list-item>
          <text:p text:style-name="P24"><text:span text:style-name="T1">PromptPasta</text:span>: A VS Code extension that allows users to copy selected files as formatted markdown. (<text:a xlink:type="simple" xlink:href="https://marketplace.visualstudio.com/items?itemName=RichardAdleta.promptpasta" office:name=""><text:span text:style-name="Definition">Learn More</text:span></text:a>)<text:line-break/>(Oct 2024)</text:p>
        </text:list-item>
        <text:list-item>
          <text:p text:style-name="P24"><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earn More</text:span></text:a>)<text:line-break/>(Aug 2024)</text:p>
        </text:list-item>
        <text:list-item>
          <text:p text:style-name="P24"><text:span text:style-name="T1">Open Flash Chart</text:span>: .NET API for Flash Charting Component (<text:a xlink:type="simple" xlink:href="http://teethgrinder.co.uk/open-flash-chart/" office:name=""><text:span text:style-name="Definition">Learn More</text:span></text:a>)<text:line-break/></text:p>
        </text:list-item>
        <text:list-item>
          <text:p text:style-name="P24"><text:span text:style-name="T1">NAntContrib</text:span>: Submitted VssDelete task (<text:a xlink:type="simple" xlink:href="http://nantcontrib.sourceforge.net/" office:name=""><text:span text:style-name="Definition">Learn More</text:span></text:a>)<text:line-break/></text:p>
        </text:list-item>
        <text:list-item>
          <text:p text:style-name="P24"><text:span text:style-name="T1">Demeanor Add-in for Visual Studio .NET</text:span>: Developed a Microsoft C# .NET add-in for Wise Owl’s Demeanor obfuscation utility, enabling on-the-fly assembly obfuscation directly within the IDE<text:line-break/>(Apr 2002 - Jun 2002)</text:p>
        </text:list-item>
        <text:list-item>
          <text:p text:style-name="P24"><text:span text:style-name="T1">FasstScan</text:span>: Created a VB6 application enabling bank tellers to scan and save important documents and track banking information using COM, Microsoft Access, and scanning components<text:line-break/>(Sep 2001 - Dec 2001)</text:p>
        </text:list-item>
        <text:list-item>
          <text:p text:style-name="P24"><text:span text:style-name="T1">Billionhours.org</text:span>: Developed a web application using PHP, MySQL, and Corel Photo-Shop 9 to provide web exposure for a global organization’s project<text:line-break/>(Feb 1999)</text:p>
        </text:list-item>
      </text:list>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25">“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5">— Bill Rybinski, Bill managed Richard directly (April 2025)</text:p>
      <text:p text:style-name="Horizontal_20_Line"/>
      <text:p text:style-name="P26">“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6">— Scott Wormington, Scott worked with Richard but on different teams (April 2025)</text:p>
      <text:p text:style-name="Horizontal_20_Line"/>
      <text:p text:style-name="P27">“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7">— Rich Milgram, Rich was senior to Richard but didn’t manage Richard directly (April 2025) (April 2025)</text:p>
      <text:p text:style-name="Horizontal_20_Line"/>
      <text:p text:style-name="P28">“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8">— Andrea Durlak, Andrea worked with Richard but on different teams (April 2025)</text:p>
      <text:p text:style-name="Horizontal_20_Line"/>
      <text:p text:style-name="P29">“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29">— Stephen Morrell, Stephen worked with Richard on the same team (April 2025)</text:p>
      <text:p text:style-name="Horizontal_20_Line"/>
      <text:p text:style-name="P30">“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30">— Kevin E. Schlabach, Kevin worked with Richard on the same team (January 2013)</text:p>
      <text:p text:style-name="Horizontal_20_Line"/>
      <text:p text:style-name="P31">“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1">— Spencer Creasey, Spencer reported directly to Richard (July 2011)</text:p>
      <text:p text:style-name="Horizontal_20_Line"/>
      <text:p text:style-name="P32">“Richard is a superb technical architect and lead developer who works effectively with his team and business partners to deliver value. I hope to have the pleasure of working with him again in the future.”</text:p>
      <text:p text:style-name="P32">— Thom Rossi, Thom managed Richard directly (June 2011)</text:p>
      <text:p text:style-name="Horizontal_20_Line"/>
      <text:p text:style-name="P33">“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3">— Mark Henderson, CFA, Mark worked with Richard but on different teams (June 2008)</text:p>
      <text:h text:style-name="Heading_20_2" text:outline-level="2"><text:bookmark-start text:name="additional-information"/>Additional Information<text:bookmark-end text:name="additional-information"/></text:h>
      <text:list text:style-name="L25">
        <text:list-item>
          <text:p text:style-name="P34"><text:span text:style-name="T2">About Me:</text:span> <text:a xlink:type="simple" xlink:href="https://www.richardadleta.com/about" office:name=""><text:span text:style-name="Definition">https://www.richardadleta.com/about</text:span></text:a></text:p>
        </text:list-item>
        <text:list-item>
          <text:p text:style-name="P34"><text:span text:style-name="T2">Resume:</text:span> <text:a xlink:type="simple" xlink:href="https://www.richardadleta.com/resume" office:name=""><text:span text:style-name="Definition">https://www.richardadleta.com/resume</text:span></text:a></text:p>
        </text:list-item>
        <text:list-item>
          <text:p text:style-name="P34"><text:span text:style-name="T2">GitHub:</text:span> <text:a xlink:type="simple" xlink:href="https://github.com/radleta" office:name=""><text:span text:style-name="Definition">https://github.com/radleta</text:span></text:a></text:p>
        </text:list-item>
        <text:list-item>
          <text:p text:style-name="P34"><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5T14:40:02Z</meta:creation-date>
    <dc:date>2025-11-05T14:40:02Z</dc:date>
  </office:meta>
</office:document-meta>
</file>